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sten</text:p>
      <text:p text:style-name="P2"><text:tab/>-Put that there ← frühe Gesten in software</text:p>
      <text:p text:style-name="P2"><text:tab/>-Nach Queck:</text:p>
      <text:p text:style-name="P2"><text:tab/><text:tab/>Manipulative: Etwas verändern mit Geste</text:p>
      <text:p text:style-name="P2"><text:tab/><text:tab/>Semaphorische: Geste mit Bedeutung</text:p>
      <text:p text:style-name="P2"><text:tab/>-Bewusste und unbewusste → Gesten und Bewegungen</text:p>
      <text:p text:style-name="P2"><text:tab/>-Blick → König Midas Touch Problem – Blick ist nicht mehr passiv</text:p>
      <text:p text:style-name="P2"/>
      <text:p text:style-name="P2"><text:tab/>-Aspect Ration berechnen, breiter als hoch oder so</text:p>
      <text:p text:style-name="P2"><text:tab/>-Raster 3x3</text:p>
      <text:p text:style-name="P2"><text:tab/>-Form normieren, dass sie da rein passt</text:p>
      <text:p text:style-name="P2"><text:tab/>-Gesten Identifiziert durch, in welcher reihenfolge die Kästen durchlaufen werden</text:p>
      <text:p text:style-name="P2"><text:tab/><text:tab/>-bzw. wo die Ecken sind</text:p>
      <text:p text:style-name="P2"><text:tab/>-</text:p>
      <text:p text:style-name="P2"/>
      <text:p text:style-name="P1">Skizze:</text:p>
      <text:p text:style-name="P2"><text:tab/>-Wie ne Geste, die man länger vor sich hat (z.B. auf Papier)</text:p>
      <text:p text:style-name="P2"><text:tab/>-Kann verfeinert/ändert werden</text:p>
      <text:p text:style-name="P2"><text:tab/>-Low-Level Recognition</text:p>
      <text:p text:style-name="P2"><text:tab/>→ High Level Recognition</text:p>
      <text:p text:style-name="P2"><text:tab/>→ Versehen mit Semantik</text:p>
      <text:p text:style-name="P2"><text:tab/></text:p>
      <text:p text:style-name="P2"><text:tab/>-Markov Famework:</text:p>
      <text:p text:style-name="P2"/>
      <text:p text:style-name="P1"/>
      <text:p text:style-name="P2"/>
      <text:p text:style-name="P2">→ Kreativität, sachen ausprobieren, alles einfach, nichts verbergen</text:p>
      <text:p text:style-name="P2"/>
      <text:p text:style-name="P1">Posen:</text:p>
      <text:p text:style-name="P1"><text:span text:style-name="T1"><text:tab/>Erkennung1:</text:span></text:p>
      <text:p text:style-name="P1"><text:span text:style-name="T1"><text:tab/><text:tab/>Vergleich von 3D Bildern mit ganzemn Körper</text:span></text:p>
      <text:p text:style-name="P1"><text:span text:style-name="T1"><text:tab/>Erkennung2:</text:span></text:p>
      <text:p text:style-name="P1"><text:span text:style-name="T1"><text:tab/><text:tab/>Konstruktion eines Skellets und Vergleich damit</text:span></text:p>
      <text:p text:style-name="P1"><text:span text:style-name="T1"><text:tab/>Erkennung3: </text:span></text:p>
      <text:p text:style-name="P1"><text:span text:style-name="T1"><text:tab/><text:tab/>2D Bild vergleich durch Formen</text:span></text:p>
      <text:p text:style-name="P1"><text:span text:style-name="T1"><text:tab/>Markov Model:</text:span></text:p>
      <text:p text:style-name="P1"><text:span text:style-name="T1"><text:tab/><text:tab/>-Auch Spracherkennung</text:span></text:p>
      <text:p text:style-name="P1"><text:span text:style-name="T1"><text:tab/><text:tab/>-Matrix wird aufgestellt&gt;(Datenstruktur)</text:span></text:p>
      <text:p text:style-name="P1"><text:span text:style-name="T1"><text:tab/><text:tab/>-Wie wahrscheinlich übergang zu anderem Zustand </text:span></text:p>
      <text:p text:style-name="P1"><text:span text:style-name="T1"><text:tab/><text:tab/>-bei Aij → i wos grad is, j wos hinwechselt</text:span></text:p>
      <text:p text:style-name="P1"><text:span text:style-name="T1"><text:tab/>HiddenMarkov Model</text:span></text:p>
      <text:p text:style-name="P1"><text:span text:style-name="T1"><text:tab/><text:tab/>-Das gleiche aber man kennt den zustand vom System nicht</text:span></text:p>
      <text:p text:style-name="P1"><text:span text:style-name="T1"><text:tab/><text:tab/>-b ist beobachtun( wies wirklich ist)</text:span></text:p>
      <text:p text:style-name="P1"><text:span text:style-name="T1"><text:tab/><text:tab/>-a ist zustand (Wies sein sollte)</text:span></text:p>
      <text:p text:style-name="P1"><text:span text:style-name="T1"><text:tab/>Exkurs Zustandsmodell:</text:span></text:p>
      <text:p text:style-name="P1"><text:span text:style-name="T1"><text:tab/><text:tab/>-Graph mit Zuständen</text:span></text:p>
      <text:p text:style-name="P1"><text:span text:style-name="T1"><text:tab/><text:tab/>-Bedingungen für gang von einem zustand zu einem ander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0T14:39:52.06</meta:creation-date>
    <meta:generator>OpenOffice.org/3.4.1$Win32 OpenOffice.org_project/341m1$Build-9593</meta:generator>
    <dc:date>2014-07-11T15:04:52.07</dc:date>
    <meta:editing-duration>PT3H17M37S</meta:editing-duration>
    <meta:editing-cycles>13</meta:editing-cycles>
    <meta:document-statistic meta:table-count="0" meta:image-count="0" meta:object-count="0" meta:page-count="1" meta:paragraph-count="41" meta:word-count="191" meta:character-count="1319"/>
  </office:meta>
</office:document-meta>
</file>